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9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6.00pt" fo:font-weight="normal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160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161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162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4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02" style:family="text">
      <style:text-properties fo:font-size="14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14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17" style:family="text">
      <style:text-properties fo:font-size="14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3" style:family="text">
      <style:text-properties fo:font-size="14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29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325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326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3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7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358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359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3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6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9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9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9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7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7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7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6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497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498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499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500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501" style:family="text">
      <style:text-properties fo:font-size="20.00pt" fo:font-weight="bold" fo:font-family="'Times New Roman'" style:font-family-asian="'Times New Roman'" style:font-family-complex="'Times New Roman'" fo:background-color="transparent" fo:color="#000000"/>
    </style:style>
    <style:style style:name="T5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5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9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50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51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52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53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54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55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56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8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59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60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61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62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63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64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6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38.30pt" fo:text-indent="0.00pt" fo:margin-right="32.40pt" fo:margin-top="3.45pt"/>
    </style:style>
    <style:style style:name="P2" style:family="paragraph">
      <style:paragraph-properties fo:line-height="100.00%" fo:text-align="center" fo:margin-left="22.75pt" fo:text-indent="0.00pt" fo:margin-right="16.95pt" fo:margin-top="0.65pt"/>
    </style:style>
    <style:style style:name="P3" style:family="paragraph">
      <style:paragraph-properties fo:line-height="100.00%" fo:text-align="center" fo:margin-left="88.05pt" fo:text-indent="0.35pt" fo:margin-right="81.80pt" fo:margin-top="0.05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0.15pt"/>
    </style:style>
    <style:style style:name="P6" style:family="paragraph">
      <style:paragraph-properties fo:line-height="100.00%" fo:text-align="center" fo:margin-left="38.30pt" fo:text-indent="0.00pt" fo:margin-right="32.25pt"/>
    </style:style>
    <style:style style:name="P7" style:family="paragraph">
      <style:paragraph-properties fo:line-height="100.00%" fo:text-align="center" fo:margin-left="38.30pt" fo:text-indent="0.00pt" fo:margin-right="32.7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 fo:margin-left="38.30pt" fo:text-indent="0.00pt" fo:margin-right="31.70pt" fo:margin-top="8.70pt"/>
    </style:style>
    <style:style style:name="P10" style:family="paragraph">
      <style:paragraph-properties fo:line-height="100.00%" fo:text-align="center" fo:margin-left="124.55pt" fo:text-indent="0.00pt" fo:margin-right="118.20pt" fo:margin-top="0.65pt"/>
    </style:style>
    <style:style style:name="P11" style:family="paragraph">
      <style:paragraph-properties fo:line-height="100.00%" fo:text-align="center" fo:margin-left="38.30pt" fo:text-indent="0.00pt" fo:margin-right="32.15pt" fo:margin-top="0.65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bottom="0.05pt"/>
    </style:style>
    <style:style style:name="P14" style:family="paragraph">
      <style:paragraph-properties fo:line-height="100.00%" fo:text-align="left" fo:margin-left="192.80pt" fo:text-indent="-0.20pt">
        <style:tab-stops>
          <style:tab-stop style:position="-57.75pt"/>
          <style:tab-stop style:position="32703.70pt"/>
        </style:tab-stops>
      </style:paragraph-properties>
    </style:style>
    <style:style style:name="P15" style:family="paragraph">
      <style:paragraph-properties fo:line-height="100.00%" fo:text-align="center" fo:margin-left="15.10pt" fo:text-indent="0.00pt" fo:margin-right="14.85pt"/>
    </style:style>
    <style:style style:name="P16" style:family="paragraph">
      <style:paragraph-properties fo:line-height="100.00%" fo:text-align="center" fo:margin-left="13.15pt" fo:text-indent="0.00pt" fo:margin-right="12.75pt"/>
    </style:style>
    <style:style style:name="P17" style:family="paragraph">
      <style:paragraph-properties fo:line-height="100.00%" fo:text-align="left" fo:margin-left="192.80pt" fo:text-indent="-0.20pt">
        <style:tab-stops>
          <style:tab-stop style:position="-57.75pt"/>
          <style:tab-stop style:position="32703.70pt"/>
        </style:tab-stops>
      </style:paragraph-properties>
    </style:style>
    <style:style style:name="P18" style:family="paragraph">
      <style:paragraph-properties fo:line-height="100.00%" fo:text-align="left" fo:margin-left="192.80pt" fo:text-indent="-0.20pt">
        <style:tab-stops>
          <style:tab-stop style:position="-57.75pt"/>
          <style:tab-stop style:position="32703.70pt"/>
        </style:tab-stops>
      </style:paragraph-properties>
    </style:style>
    <style:style style:name="P19" style:family="paragraph">
      <style:paragraph-properties fo:line-height="100.00%" fo:text-align="center" fo:margin-left="15.10pt" fo:text-indent="0.00pt" fo:margin-right="14.70pt"/>
    </style:style>
    <style:style style:name="P20" style:family="paragraph">
      <style:paragraph-properties fo:line-height="100.00%" fo:text-align="center" fo:margin-left="13.15pt" fo:text-indent="0.00pt" fo:margin-right="13.05pt"/>
    </style:style>
    <style:style style:name="P21" style:family="paragraph">
      <style:paragraph-properties fo:line-height="100.00%" fo:text-align="left" fo:margin-left="192.80pt" fo:text-indent="-0.20pt">
        <style:tab-stops>
          <style:tab-stop style:position="-57.75pt"/>
          <style:tab-stop style:position="32703.70pt"/>
        </style:tab-stops>
      </style:paragraph-properties>
    </style:style>
    <style:style style:name="P22" style:family="paragraph">
      <style:paragraph-properties fo:line-height="100.00%" fo:text-align="left" fo:margin-left="192.80pt" fo:text-indent="-0.20pt">
        <style:tab-stops>
          <style:tab-stop style:position="-57.75pt"/>
          <style:tab-stop style:position="32703.70pt"/>
        </style:tab-stops>
      </style:paragraph-properties>
    </style:style>
    <style:style style:name="P23" style:family="paragraph">
      <style:paragraph-properties fo:line-height="100.00%" fo:text-align="center" fo:margin-left="15.10pt" fo:text-indent="0.00pt" fo:margin-right="14.95pt"/>
    </style:style>
    <style:style style:name="P24" style:family="paragraph">
      <style:paragraph-properties fo:line-height="100.00%" fo:text-align="center" fo:margin-left="13.15pt" fo:text-indent="0.00pt" fo:margin-right="13.05pt"/>
    </style:style>
    <style:style style:name="P25" style:family="paragraph">
      <style:paragraph-properties fo:line-height="100.00%" fo:text-align="left" fo:margin-left="192.80pt" fo:text-indent="-0.20pt">
        <style:tab-stops>
          <style:tab-stop style:position="-57.75pt"/>
          <style:tab-stop style:position="32703.70pt"/>
        </style:tab-stops>
      </style:paragraph-properties>
    </style:style>
    <style:style style:name="P26" style:family="paragraph">
      <style:paragraph-properties fo:line-height="100.00%" fo:text-align="left" fo:margin-left="192.80pt" fo:text-indent="-0.20pt">
        <style:tab-stops>
          <style:tab-stop style:position="-57.75pt"/>
          <style:tab-stop style:position="32703.70pt"/>
        </style:tab-stops>
      </style:paragraph-properties>
    </style:style>
    <style:style style:name="P27" style:family="paragraph">
      <style:paragraph-properties fo:line-height="100.00%" fo:text-align="center" fo:margin-left="15.10pt" fo:text-indent="0.00pt" fo:margin-right="14.6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192.80pt" fo:text-indent="-0.20pt">
        <style:tab-stops>
          <style:tab-stop style:position="-57.75pt"/>
          <style:tab-stop style:position="32703.70pt"/>
        </style:tab-stops>
      </style:paragraph-properties>
    </style:style>
    <style:style style:name="P30" style:family="paragraph">
      <style:paragraph-properties fo:line-height="100.00%" fo:text-align="center" fo:margin-left="15.10pt" fo:text-indent="0.00pt" fo:margin-right="14.6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192.80pt" fo:text-indent="-0.20pt">
        <style:tab-stops>
          <style:tab-stop style:position="-57.75pt"/>
          <style:tab-stop style:position="32703.7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top="0.15pt"/>
    </style:style>
    <style:style style:name="P35" style:family="paragraph">
      <style:paragraph-properties fo:line-height="100.00%" fo:text-align="center" fo:margin-left="38.30pt" fo:text-indent="0.00pt" fo:margin-right="31.85pt" fo:margin-top="4.60pt"/>
    </style:style>
    <style:style style:name="P36" style:family="paragraph">
      <style:paragraph-properties fo:line-height="150.00%" fo:text-align="center"/>
    </style:style>
    <style:style style:name="P37" style:family="paragraph">
      <style:paragraph-properties fo:line-height="150.00%" fo:text-align="left"/>
    </style:style>
    <style:style style:name="P38" style:family="paragraph">
      <style:paragraph-properties fo:line-height="150.00%" fo:text-align="justify"/>
    </style:style>
    <style:style style:name="TableColumn0100" style:family="table-column">
      <style:table-column-properties style:column-width="1.875694in"/>
    </style:style>
    <style:style style:name="TableColumn0101" style:family="table-column">
      <style:table-column-properties style:column-width="1.786111in"/>
    </style:style>
    <style:style style:name="Table01" style:family="table">
      <style:table-properties style:width="3.661806in" fo:margin-left="2.000000in" style:writing-mode="lr" table:align="left" style:may-break-between-rows="true"/>
    </style:style>
    <style:style style:name="TableRow0100" style:family="table-row">
      <style:table-row-properties style:min-row-height="0.246528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  <style:style style:name="TableRow0101" style:family="table-row">
      <style:table-row-properties style:min-row-height="0.245833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  <style:style style:name="TableRow0102" style:family="table-row">
      <style:table-row-properties style:min-row-height="0.243056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  <style:style style:name="TableRow0103" style:family="table-row">
      <style:table-row-properties style:min-row-height="0.246528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  <style:style style:name="TableRow0104" style:family="table-row">
      <style:table-row-properties style:min-row-height="0.246528in"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02778in" fo:padding-right="0.002778in" fo:vertical-align="top" fo:background-color="#ffffff"/>
    </style:style>
  </office:automatic-styles>
  <office:body>
    <office:text>
      <text:p text:style-name="P1"><text:span text:style-name="T1">МИНИСТЕРСТВО</text:span><text:span text:style-name="T2"><text:s/></text:span><text:span text:style-name="T3">НАУКИ</text:span><text:span text:style-name="T4"><text:s/></text:span><text:span text:style-name="T5">И</text:span><text:span text:style-name="T6"><text:s/></text:span><text:span text:style-name="T7">ВЫСШЕГО</text:span><text:span text:style-name="T8"><text:s/></text:span><text:span text:style-name="T9">ОБРАЗОВАНИЯ</text:span><text:span text:style-name="T10"><text:s/></text:span><text:span text:style-name="T11">РФ</text:span><text:span text:style-name="T12"/></text:p>
      <text:p text:style-name="P2"><text:span text:style-name="T13">Федеральное государственное бюджетное образовательное учреждение</text:span><text:span text:style-name="T14"><text:s/></text:span><text:span text:style-name="T15">высшего</text:span><text:span text:style-name="T16"><text:s/></text:span><text:span text:style-name="T17">образования</text:span><text:span text:style-name="T18"/></text:p>
      <text:p text:style-name="P3"><text:span text:style-name="T19">«</text:span><text:span text:style-name="T20">Московский Авиационный Институт</text:span><text:span text:style-name="T21">»</text:span><text:span text:style-name="T22"><text:s/></text:span><text:span text:style-name="T23">(</text:span><text:span text:style-name="T24">Национальный</text:span><text:span text:style-name="T25"><text:s/></text:span><text:span text:style-name="T26">Исследовательский</text:span><text:span text:style-name="T27"><text:s/></text:span><text:span text:style-name="T28">Университет)</text:span><text:span text:style-name="T29"/></text:p>
      <text:p text:style-name="P4"><text:span text:style-name="T30"/></text:p>
      <text:p text:style-name="P4"><text:span text:style-name="T30"/></text:p>
      <text:p text:style-name="P4"><text:span text:style-name="T30"/></text:p>
      <text:p text:style-name="P4"><text:span text:style-name="T30"/></text:p>
      <text:p text:style-name="P5"><text:span text:style-name="T30"/></text:p>
      <text:p text:style-name="P6"><text:span text:style-name="T31">Институт:<text:s/></text:span><text:span text:style-name="T32">№</text:span><text:span text:style-name="T33">8<text:s/></text:span><text:span text:style-name="T34">«</text:span><text:span text:style-name="T35">Информационные технологии и прикладная</text:span><text:span text:style-name="T36"><text:s/></text:span><text:span text:style-name="T37">математика</text:span><text:span text:style-name="T38">»</text:span><text:span text:style-name="T39"/></text:p>
      <text:p text:style-name="P7"><text:span text:style-name="T40">Кафедра:</text:span><text:span text:style-name="T41"><text:s/></text:span><text:span text:style-name="T42">806</text:span><text:span text:style-name="T43"><text:s/></text:span><text:span text:style-name="T44">«</text:span><text:span text:style-name="T45">Вычислительная</text:span><text:span text:style-name="T46"><text:s/></text:span><text:span text:style-name="T47">математика</text:span><text:span text:style-name="T48"><text:s/></text:span><text:span text:style-name="T49">и</text:span><text:span text:style-name="T50"><text:s/></text:span><text:span text:style-name="T51">программирование</text:span><text:span text:style-name="T52">»</text:span><text:span text:style-name="T53"/></text:p>
      <text:p text:style-name="P8"><text:span text:style-name="T54"/></text:p>
      <text:p text:style-name="P8"><text:span text:style-name="T54"/></text:p>
      <text:p text:style-name="P8"><text:span text:style-name="T54"/></text:p>
      <text:p text:style-name="P9"><text:span text:style-name="T55">Руферат</text:span><text:span text:style-name="T56"/></text:p>
      <text:p text:style-name="P10"><text:span text:style-name="T57">по курсу<text:s/></text:span><text:span text:style-name="T58">"</text:span><text:span text:style-name="T59">Фундаментальная информатика"</text:span><text:span text:style-name="T60"/></text:p>
      <text:p text:style-name="P10"><text:span text:style-name="T61">I</text:span><text:span text:style-name="T62"><text:s/></text:span><text:span text:style-name="T63">семестр</text:span><text:span text:style-name="T64"/></text:p>
      <text:p text:style-name="P11"><text:span text:style-name="T65">Тема:</text:span><text:span text:style-name="T66"/></text:p>
      <text:p text:style-name="P11"><text:span text:style-name="T67">"</text:span><text:span text:style-name="T68">Язык программирования<text:s/></text:span><text:span text:style-name="T69">Python<text:s/></text:span><text:span text:style-name="T70">на примере разработки программы-игры Flappy Bird</text:span><text:span text:style-name="T71">"</text:span><text:span text:style-name="T72"/></text:p>
      <text:p text:style-name="P12"><text:span text:style-name="T73"/></text:p>
      <text:p text:style-name="P12"><text:span text:style-name="T73"/></text:p>
      <text:p text:style-name="P12"><text:span text:style-name="T73"/></text:p>
      <text:p text:style-name="P12"><text:span text:style-name="T73"/></text:p>
      <text:p text:style-name="P12"><text:span text:style-name="T73"/></text:p>
      <text:p text:style-name="P12"><text:span text:style-name="T73"/></text:p>
      <text:p text:style-name="P12"><text:span text:style-name="T73"/></text:p>
      <text:p text:style-name="P12"><text:span text:style-name="T73"/></text:p>
      <text:p text:style-name="P13"><text:span text:style-name="T7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5"><text:span text:style-name="T76">Группа</text:span><text:span text:style-name="T77"/></text:p>
          </table:table-cell>
          <table:table-cell table:style-name="TableCell010001">
            <text:p text:style-name="P16"><text:span text:style-name="T78">М</text:span><text:span text:style-name="T79">8</text:span><text:span text:style-name="T80">О-</text:span><text:span text:style-name="T81">109</text:span><text:span text:style-name="T82">Б-</text:span><text:span text:style-name="T83">22</text:span><text:span text:style-name="T84"/></text:p>
          </table:table-cell>
        </table:table-row>
        <table:table-row table:style-name="TableRow0101">
          <table:table-cell table:style-name="TableCell010100">
            <text:p text:style-name="P19"><text:span text:style-name="T89">Студент</text:span><text:span text:style-name="T90"/></text:p>
          </table:table-cell>
          <table:table-cell table:style-name="TableCell010101">
            <text:p text:style-name="P20"><text:span text:style-name="T91">Яшин В.А.</text:span><text:span text:style-name="T92"/></text:p>
          </table:table-cell>
        </table:table-row>
        <table:table-row table:style-name="TableRow0102">
          <table:table-cell table:style-name="TableCell010200">
            <text:p text:style-name="P23"><text:span text:style-name="T97">Преподаватель</text:span><text:span text:style-name="T98"/></text:p>
          </table:table-cell>
          <table:table-cell table:style-name="TableCell010201">
            <text:p text:style-name="P24"><text:span text:style-name="T99">Сысоев</text:span><text:span text:style-name="T100"><text:s/></text:span><text:span text:style-name="T101">М.А.</text:span><text:span text:style-name="T102"/></text:p>
          </table:table-cell>
        </table:table-row>
        <table:table-row table:style-name="TableRow0103">
          <table:table-cell table:style-name="TableCell010300">
            <text:p text:style-name="P27"><text:span text:style-name="T107">Оценка</text:span><text:span text:style-name="T108"/></text:p>
          </table:table-cell>
          <table:table-cell table:style-name="TableCell010301">
            <text:p text:style-name="P28"><text:span text:style-name="T108"/></text:p>
          </table:table-cell>
        </table:table-row>
        <table:table-row table:style-name="TableRow0104">
          <table:table-cell table:style-name="TableCell010400">
            <text:p text:style-name="P30"><text:span text:style-name="T113">Дата</text:span><text:span text:style-name="T114"/></text:p>
          </table:table-cell>
          <table:table-cell table:style-name="TableCell010401">
            <text:p text:style-name="P31"><text:span text:style-name="T114"/></text:p>
          </table:table-cell>
        </table:table-row>
      </table:table>
      <text:p text:style-name="P33"><text:span text:style-name="T116"/></text:p>
      <text:p text:style-name="P33"><text:span text:style-name="T116"/></text:p>
      <text:p text:style-name="P33"><text:span text:style-name="T116"/></text:p>
      <text:p text:style-name="P33"><text:span text:style-name="T116"/></text:p>
      <text:p text:style-name="P33"><text:span text:style-name="T116"/></text:p>
      <text:p text:style-name="P34"><text:span text:style-name="T116"/></text:p>
      <text:p text:style-name="P35"><text:span text:style-name="T116"/></text:p>
      <text:p text:style-name="P35"><text:span text:style-name="T117">Москва</text:span><text:span text:style-name="T118">,</text:span><text:span text:style-name="T119"><text:s/></text:span><text:span text:style-name="T120">2022</text:span><text:span text:style-name="T121"/></text:p>
      <text:p text:style-name="P35"><text:span text:style-name="T122"/></text:p>
      <text:p text:style-name="P35"><text:span text:style-name="T122"/></text:p>
      <text:p text:style-name="P35"><text:span text:style-name="T122"/></text:p>
      <text:p text:style-name="P35"><text:span text:style-name="T122"/></text:p>
      <text:p text:style-name="P36"><text:span text:style-name="T123">СОДЕРЖАНИЕ</text:span><text:span text:style-name="T124"/></text:p>
      <text:p text:style-name="P37"><text:span text:style-name="T125">1</text:span><text:span text:style-name="T126">.<text:s/></text:span><text:span text:style-name="T127">История<text:s/></text:span><text:span text:style-name="T128">Python</text:span><text:span text:style-name="T129"><text:s/>и сферы применения....</text:span><text:span text:style-name="T130">....................................</text:span><text:span text:style-name="T131">......</text:span><text:span text:style-name="T132"/></text:p>
      <text:p text:style-name="P37"><text:span text:style-name="T133">2</text:span><text:span text:style-name="T134">. Основные особенности языка..</text:span><text:span text:style-name="T135">....................................</text:span><text:span text:style-name="T136">....................</text:span><text:span text:style-name="T137"/></text:p>
      <text:p text:style-name="P37"><text:span text:style-name="T138">3</text:span><text:span text:style-name="T139">. Игра<text:s/></text:span><text:span text:style-name="T140">Flappy Bird</text:span><text:span text:style-name="T141">....</text:span><text:span text:style-name="T142">............................................................................</text:span><text:span text:style-name="T143"/></text:p>
      <text:p text:style-name="P37"><text:span text:style-name="T144">4</text:span><text:span text:style-name="T145">. Геймплей..............</text:span><text:span text:style-name="T146">.............................</text:span><text:span text:style-name="T147">................................................</text:span><text:span text:style-name="T148"/></text:p>
      <text:p text:style-name="P37"><text:span text:style-name="T149">5</text:span><text:span text:style-name="T150">. Работа с<text:s/></text:span><text:span text:style-name="T151">pygame....</text:span><text:span text:style-name="T152">..............................................................................</text:span><text:span text:style-name="T153"/></text:p>
      <text:p text:style-name="P37"><text:span text:style-name="T154">6</text:span><text:span text:style-name="T155">. Список литературы.................................................................................</text:span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7">1</text:span><text:span text:style-name="T158">.</text:span><text:span text:style-name="T159">История<text:s/></text:span><text:span text:style-name="T160">Python</text:span><text:span text:style-name="T161"><text:s/>и сферы применения</text:span><text:span text:style-name="T162"/></text:p>
      <text:p text:style-name="P37"><text:span text:style-name="T163">Язык программирования Python является, пожалуй, одним из самых популярных. Используется в веб-разработке, DataScience, системах автоматизации, приложениях<text:s/></text:span><text:span text:style-name="T164">–<text:s/></text:span><text:span text:style-name="T165">сферы его применения поистине безграничны. Но главное преимущество Питона<text:s/></text:span><text:span text:style-name="T166">–<text:s/></text:span><text:span text:style-name="T167">это его низкий порог входа. Иными словами, обучиться программированию на этом языке может практически каждый.</text:span><text:span text:style-name="T168"/></text:p>
      <text:p text:style-name="P37"><text:span text:style-name="T168"/></text:p>
      <text:p text:style-name="P37"><text:span text:style-name="T169">Python обладает простым и понятным синтаксисом. Даже далекому от программирования человеку будет несложно разобраться в строках простенького кода. Какими еще преимуществами обладает этот язык, почему его выбирает весь мир, как и где лучше изучать Python, вы узнаете из нашего материала.</text:span><text:span text:style-name="T170"/></text:p>
      <text:p text:style-name="P37"><text:span text:style-name="T170"/></text:p>
      <text:p text:style-name="P37"><text:span text:style-name="T171">Краткая история создания:</text:span><text:span text:style-name="T172"/></text:p>
      <text:p text:style-name="P37"><text:span text:style-name="T173">Python сегодня входит в число наиболее популярных языков программирования. Неудивительно, что столько начинающих кодеров задаются вопросом, трудно ли учить язык программирования Python и есть ли вообще в этом смысл.</text:span><text:span text:style-name="T174"/></text:p>
      <text:p text:style-name="P37"><text:span text:style-name="T174"/></text:p>
      <text:p text:style-name="P37"><text:span text:style-name="T175">Python входит в самые различные информационные экосистемы, но, по большей части, он используется в бэкенде. Такие гиганты разработки, как Google, Facebook*, Stripe, Spotify, Netflix, применяют его в своих продуктах. Поэтому можно не сомневаться, что язык программирования Python способен стать неплохим стартом карьеры для программиста.</text:span><text:span text:style-name="T176"/></text:p>
      <text:p text:style-name="P37"><text:span text:style-name="T177">Python является языком программирования высокого уровня общего назначения. Сфера его применения весьма широка. В разработке приложений и веб-сайтов он тоже активно используется. Этот интерпретируемый объектно-ориентированный язык имеет открытый исходный код и динамическую семантику. Сам Python создавался посредством языка<text:s/></text:span><text:span text:style-name="T178">“</text:span><text:span text:style-name="T179">Си</text:span><text:span text:style-name="T180">”</text:span><text:span text:style-name="T181">.</text:span><text:span text:style-name="T182"/></text:p>
      <text:p text:style-name="P37"><text:span text:style-name="T183">В<text:s/></text:span><text:span text:style-name="T184">1989<text:s/></text:span><text:span text:style-name="T185">г. Гвидо Ван Россум создал новый язык программирования под названием Python, а в<text:s/></text:span><text:span text:style-name="T186">1991<text:s/></text:span><text:span text:style-name="T187">г выпустил его. Главная цель, которую ставил перед собой автор<text:s/></text:span><text:span text:style-name="T188">—<text:s/></text:span><text:span text:style-name="T189">это упрощение процесса программирования. Чтобы писать код было проще, он должен стать более читабельным и понятным для человека. У Python открытый исходный код. Одно из преимуществ этого языка<text:s/></text:span><text:span text:style-name="T190">—<text:s/></text:span><text:span text:style-name="T191">возможность запускать программы на нём как на ОС Windows, так и на macOS и Linux.</text:span><text:span text:style-name="T192"/></text:p>
      <text:p text:style-name="P37"><text:span text:style-name="T193">Код, написанный на<text:s/></text:span><text:span text:style-name="T194">“</text:span><text:span text:style-name="T195">питоне</text:span><text:span text:style-name="T196">”</text:span><text:span text:style-name="T197">, действительно легко читать и разбираться в его структурных элементах. Это делает язык программирования Python подходящим для начинающих. Но его возможности не сводятся лишь к базовым: на Python написаны и эффективно поддерживаются сложнейшие веб-платформы и высоконагруженные приложения.</text:span><text:span text:style-name="T198"/></text:p>
      <text:p text:style-name="P37"><text:span text:style-name="T198"/></text:p>
      <text:p text:style-name="P37"><text:span text:style-name="T199">Основные сферы применения:</text:span><text:span text:style-name="T200"/></text:p>
      <text:p text:style-name="P37"><text:span text:style-name="T201">web-</text:span><text:span text:style-name="T202">разработка:</text:span><text:span text:style-name="T203"/></text:p>
      <text:p text:style-name="P37"><text:span text:style-name="T204">Для разработки веба подключают специальные фреймворки, наиболее популярными являются Django и Flask. Благодаря фреймворкам, работа по написанию веб-приложений значительно упрощается. К примеру, фреймворки помогают реализовывать нужные бизнес-процессы, облегчают рефакторинг старых сайтов, упрощают применение Ajax и так далее.</text:span><text:span text:style-name="T205"/></text:p>
      <text:p text:style-name="P37"><text:span text:style-name="T205"/></text:p>
      <text:p text:style-name="P37"><text:span text:style-name="T206">Два слова о Django и Flask:</text:span><text:span text:style-name="T207"/></text:p>
      <text:p text:style-name="P37"><text:span text:style-name="T207"/></text:p>
      <text:p text:style-name="P37"><text:span text:style-name="T208">Flask. Гибок, прост в эксплуатации, минималистичен;</text:span><text:span text:style-name="T209"/></text:p>
      <text:p text:style-name="P37"><text:span text:style-name="T210">Django.<text:s/></text:span><text:span text:style-name="T211">«</text:span><text:span text:style-name="T212">Все включено</text:span><text:span text:style-name="T213">»:<text:s/></text:span><text:span text:style-name="T214">административная панель, ORM, интерфейс базы данных, структура каталогов для готовых проектов и программных приложений.</text:span><text:span text:style-name="T215"/></text:p>
      <text:p text:style-name="P37"><text:span text:style-name="T215"/></text:p>
      <text:p text:style-name="P37"><text:span text:style-name="T216">Big Data<text:s/></text:span><text:span text:style-name="T217">и Machine learning (машинное обучение, работа с данными: анализ, визуализация и т. д.):</text:span><text:span text:style-name="T218"/></text:p>
      <text:p text:style-name="P37"><text:span text:style-name="T219">ашинное обучение сегодня более чем популярно и у всех на слуху. При использовании Machine learning (ML) задействуются методы работы с искусственным интеллектом. Существует много алгоритмов машинного обучения, которые применяются в системах распознавания лиц, голосов, изображений и прочих системах. Всего не перечесть. Если интересуют подробности, основные алгоритмы машинного обучения и примеры использования ML для решения реальных проблем, вам сюда. Также может представлять определенный интерес подборка Open Source-проектов по машинному обучению.</text:span><text:span text:style-name="T220"/></text:p>
      <text:p text:style-name="P37"><text:span text:style-name="T220"/></text:p>
      <text:p text:style-name="P37"><text:span text:style-name="T221">Таким образом, именно Python в силу своих возможностей чаще всего используется в Data Science. С его помощью пишут алгоритмы ML-программ и аналитические приложения. Среди популярных фреймворков и библиотек для ML можно выделить scikit-learn и TensorFlow.</text:span><text:span text:style-name="T222"/></text:p>
      <text:p text:style-name="P37"><text:span text:style-name="T222"/></text:p>
      <text:p text:style-name="P37"><text:span text:style-name="T223">Нельзя отдельно не упомянуть анализ и визуализацию данных, где тоже задействуется Python. Одна из наиболее популярных библиотек для визуализации<text:s/></text:span><text:span text:style-name="T224">—<text:s/></text:span><text:span text:style-name="T225">Matplotlib.</text:span><text:span text:style-name="T226"/></text:p>
      <text:p text:style-name="P37"><text:span text:style-name="T226"/></text:p>
      <text:p text:style-name="P37"><text:span text:style-name="T227">Также<text:s/></text:span><text:span text:style-name="T228">«</text:span><text:span text:style-name="T229">Питон</text:span><text:span text:style-name="T230">»<text:s/></text:span><text:span text:style-name="T231">подходит для написания парсеров, позволяющих выполнять сбор информации в глобальной сети. А еще с его помощью обслуживают облачные сервисы, хранилища данных и т. п.</text:span><text:span text:style-name="T232"/></text:p>
      <text:p text:style-name="P37"><text:span text:style-name="T232"/></text:p>
      <text:p text:style-name="P37"><text:span text:style-name="T233">скриптинг (написание скриптов автоматизации):</text:span><text:span text:style-name="T234"/></text:p>
      <text:p text:style-name="P37"><text:span text:style-name="T235">Под скриптингом понимают написание скриптов, позволяющих автоматизировать простые задачи. Это могут быть дополнительные модули, плагины к уже готовому программному обеспечению и т. д.</text:span><text:span text:style-name="T236"/></text:p>
      <text:p text:style-name="P37"><text:span text:style-name="T236"/></text:p>
      <text:p text:style-name="P37"><text:span text:style-name="T237">Широко применяется<text:s/></text:span><text:span text:style-name="T238">«</text:span><text:span text:style-name="T239">Пито н</text:span><text:span text:style-name="T240">»<text:s/></text:span><text:span text:style-name="T241">и при автоматизации тестирования ПО. Таким образом, если вы освоите этот язык, вы сможете развивать свою карьеру по целому ряду IT-направлений:</text:span><text:span text:style-name="T242"/></text:p>
      <text:p text:style-name="P37"><text:span text:style-name="T242"/></text:p>
      <text:p text:style-name="P37"><text:span text:style-name="T243">—<text:s/></text:span><text:span text:style-name="T244">программист (бэкенд-разработчик);</text:span><text:span text:style-name="T245"/></text:p>
      <text:p text:style-name="P37"><text:span text:style-name="T245"/></text:p>
      <text:p text:style-name="P37"><text:span text:style-name="T246">—<text:s/></text:span><text:span text:style-name="T247">дата-инженер, data scientist, специалист по машинному обучению;</text:span><text:span text:style-name="T248"/></text:p>
      <text:p text:style-name="P37"><text:span text:style-name="T248"/></text:p>
      <text:p text:style-name="P37"><text:span text:style-name="T249">—<text:s/></text:span><text:span text:style-name="T250">QA-</text:span><text:span text:style-name="T251">инженер (тестировщик) с уклоном в автоматизацию тестирования.<text:s/></text:span><text:span text:style-name="T252"/></text:p>
      <text:p text:style-name="P37"><text:span text:style-name="T252"/></text:p>
      <text:p text:style-name="P37"><text:span text:style-name="T253">Причины попклярности:</text:span><text:span text:style-name="T254"/></text:p>
      <text:p text:style-name="P37"><text:span text:style-name="T255">Интерпретируемость<text:s/></text:span><text:span text:style-name="T256">—<text:s/></text:span><text:span text:style-name="T257">одно из главных преимуществ<text:s/></text:span><text:span text:style-name="T258">“</text:span><text:span text:style-name="T259">питона</text:span><text:span text:style-name="T260">”</text:span><text:span text:style-name="T261">. Напомним, что интерпретируемым называется тот язык, код на котором не нужно компилировать, а можно сразу запускать.</text:span><text:span text:style-name="T262"/></text:p>
      <text:p text:style-name="P37"><text:span text:style-name="T262"/></text:p>
      <text:p text:style-name="P37"><text:span text:style-name="T263">Запуск кода на Python возможен на любом ПК, интерпретаторы для него есть везде. А это значит, что разработчик может сразу видеть результат. Однако, будучи интерпретируемым языком, Python уступает по скорости компилируемым языкам (поскольку не работает непосредственно на компьютере).</text:span><text:span text:style-name="T264"/></text:p>
      <text:p text:style-name="P37"><text:span text:style-name="T264"/></text:p>
      <text:p text:style-name="P37"><text:span text:style-name="T265">Интерпретируемость сильно упрощает тестирование и перемещение с платформы на платформу небольших блоков кода. Совместимость с большинством существующих ОС делает Python универсальным языком программирования.</text:span><text:span text:style-name="T266"/></text:p>
      <text:p text:style-name="P37"><text:span text:style-name="T267">Он прекрасно подходит для тех, кто только начинает программировать. Данный высокоуровневый язык позволяет разработчику сосредоточиться на сути и целях, а не конкретных шагах и процедурах. По этой причине писать скрипты на Python оказывается быстрее, чем на многих других языках.</text:span><text:span text:style-name="T268"/></text:p>
      <text:p text:style-name="P37"><text:span text:style-name="T269">Его сходство с естественным языком (английским) сильно облегчает его изучение, если сравнивать Python с другими языками программирования. Разработчику легко запомнить синтаксис<text:s/></text:span><text:span text:style-name="T270">“</text:span><text:span text:style-name="T271">питона</text:span><text:span text:style-name="T272">”<text:s/></text:span><text:span text:style-name="T273">и начать читать код.</text:span><text:span text:style-name="T274"/></text:p>
      <text:p text:style-name="P37"><text:span text:style-name="T275">Помимо небольших прикладных скриптов, на Python можно писать и крупные коммерческие приложения, думая только о том, как обеспечить им необходимый функционал (все мелкие задачи решаются<text:s/></text:span><text:span text:style-name="T276">“</text:span><text:span text:style-name="T277">под капотом</text:span><text:span text:style-name="T278">”</text:span><text:span text:style-name="T279">, и программисту не нужно беспокоиться о них). Надёжность делает язык программирования Python очень популярным.</text:span><text:span text:style-name="T280"/></text:p>
      <text:p text:style-name="P37"><text:span text:style-name="T281">Это четыре причины столь трепетной привязанности к<text:s/></text:span><text:span text:style-name="T282">“</text:span><text:span text:style-name="T283">питону</text:span><text:span text:style-name="T284">”<text:s/></text:span><text:span text:style-name="T285">со стороны программистов, хакеров и дата-сайентистов.</text:span><text:span text:style-name="T286"/></text:p>
      <text:p text:style-name="P37"><text:span text:style-name="T286"/></text:p>
      <text:p text:style-name="P37"><text:span text:style-name="T287">Ключевым фактором при его выборе является гибкость этого языка программирования и его соответствие ООП-парадигме. Поэтому его активно применяют в Data Science и машинном обучении.</text:span><text:span text:style-name="T288"/></text:p>
      <text:p text:style-name="P37"><text:span text:style-name="T289"/></text:p>
      <text:p text:style-name="P37"><text:span text:style-name="T290">2</text:span><text:span text:style-name="T291">.</text:span><text:span text:style-name="T292">Основные особенности языка</text:span><text:span text:style-name="T293"/></text:p>
      <text:p text:style-name="P37"><text:span text:style-name="T294">Высокоуровневый</text:span><text:span text:style-name="T295"/></text:p>
      <text:p text:style-name="P37"><text:span text:style-name="T296">Языки программирования делятся на высокоуровневые и низкоуровневые. Низкоуровневые языки<text:s/></text:span><text:span text:style-name="T297">—<text:s/></text:span><text:span text:style-name="T298">языки, близкие к машинному коду или его конструкциям (например, байт-кодам). Классикой таких языков являются C, Assembler, Forth.</text:span><text:span text:style-name="T299"/></text:p>
      <text:p text:style-name="P37"><text:span text:style-name="T300">Высокоуровневые языки<text:s/></text:span><text:span text:style-name="T301">—<text:s/></text:span><text:span text:style-name="T302">соответственно разрабатываются для удобства использования и скорости написания программы. В них применяются определённые абстракции<text:s/></text:span><text:span text:style-name="T303">—<text:s/></text:span><text:span text:style-name="T304">структуры данных, набор вспомогательных функций и так далее. Это такие языки как Python, JS, PHP, Go.</text:span><text:span text:style-name="T305"/></text:p>
      <text:p text:style-name="P37"><text:span text:style-name="T305"/></text:p>
      <text:p text:style-name="P37"><text:span text:style-name="T306">Интерпретируемый</text:span><text:span text:style-name="T307"/></text:p>
      <text:p text:style-name="P37"><text:span text:style-name="T308">Языки делятся на интерпретируемые(Python, JS, PHP, R, Ruby) и компилируемые (С, С++, Pascal). В первом случае программа выполняется специальной программой<text:s/></text:span><text:span text:style-name="T309">—<text:s text:c="2"/></text:span><text:span text:style-name="T310">интерпретатором, во втором программа сначала преобразуется в понятные компьютеру исполняемые файлы.</text:span><text:span text:style-name="T311"/></text:p>
      <text:p text:style-name="P37"><text:span text:style-name="T311"/></text:p>
      <text:p text:style-name="P37"><text:span text:style-name="T312">Объектно-ориентированный</text:span><text:span text:style-name="T313"/></text:p>
      <text:p text:style-name="P37"><text:span text:style-name="T314">Все языки также разделяются<text:s text:c="2"/>на процедурные, функциональные и объектно-ориентированные в зависимости от того, с помощью каких конструкций создаётся программа и как происходит её выполнение.</text:span><text:span text:style-name="T315"/></text:p>
      <text:p text:style-name="P37"><text:span text:style-name="T316">В объектно-ориентированных языках основа это классы и экземпляры классов это равносильно типу и объекту этого типа. Выполнение условных задач или же просто работа программы строится на взаимодействии различных классов.</text:span><text:span text:style-name="T317"/></text:p>
      <text:p text:style-name="P37"><text:span text:style-name="T318">Python<text:s/></text:span><text:span text:style-name="T319">хоть и является объектно-ориентированным языком но также поддерживает и процедурное программирование это значит, что программу можно написать без единого класса.</text:span><text:span text:style-name="T320"/></text:p>
      <text:p text:style-name="P37"><text:span text:style-name="T321">В основе функциональных языков лежит отличная от предыдущих вычислительная система, называемая лямбда-исчисление, которая, тем не менее, эквивалентна машине Тьюринга, о чём доказана соответствующая теорема (спасибо моему преподавателю за этот абзац).</text:span><text:span text:style-name="T322"/></text:p>
      <text:p text:style-name="P37"><text:span text:style-name="T323"/></text:p>
      <text:p text:style-name="P37"><text:span text:style-name="T324">3</text:span><text:span text:style-name="T325">.Игра Flappy Bird</text:span><text:span text:style-name="T326"/></text:p>
      <text:p text:style-name="P37"><text:span text:style-name="T327">Суть игры заключается в том чтобы как можно дольше<text:s/></text:span><text:span text:style-name="T328">"</text:span><text:span text:style-name="T329">пролететь</text:span><text:span text:style-name="T330">"</text:span><text:span text:style-name="T331"><text:s/>на птичке ну убичшись об столб<text:s/></text:span><text:span text:style-name="T332"/></text:p>
      <text:p text:style-name="P37"><text:span text:style-name="T333">есть несколько основных частей<text:s/></text:span><text:span text:style-name="T334"/></text:p>
      <text:p text:style-name="P37"><text:span text:style-name="T335">начало<text:s/></text:span><text:span text:style-name="T336"/></text:p>
      <text:p text:style-name="P37"><text:span text:style-name="T337">когда птичка просто стоит на месте и ждет когда вы нажмете в первый раз для начала движения<text:s/></text:span><text:span text:style-name="T338"/></text:p>
      <text:p text:style-name="P37"><text:span text:style-name="T339">полет<text:s/></text:span><text:span text:style-name="T340"/></text:p>
      <text:p text:style-name="P37"><text:span text:style-name="T341">после первого клика начинается движение<text:s/></text:span><text:span text:style-name="T342"/></text:p>
      <text:p text:style-name="P37"><text:span text:style-name="T343">конец<text:s/></text:span><text:span text:style-name="T344"/></text:p>
      <text:p text:style-name="P37"><text:span text:style-name="T345">коснувшись столба птичка<text:s/></text:span><text:span text:style-name="T346">"</text:span><text:span text:style-name="T347">погибает</text:span><text:span text:style-name="T348">"</text:span><text:span text:style-name="T349"><text:s/>и игра начинается с начала<text:s/></text:span><text:span text:style-name="T350"/></text:p>
      <text:p text:style-name="P37"><text:span text:style-name="T351">по сути это весь геймплей игры<text:s/></text:span><text:span text:style-name="T352"/></text:p>
      <text:p text:style-name="P37"><text:span text:style-name="T353">программа будет основанна на<text:s/></text:span><text:span text:style-name="T354">pygame</text:span><text:span text:style-name="T355"><text:s/></text:span><text:span text:style-name="T356"/></text:p>
      <text:p text:style-name="P37"><text:span text:style-name="T356"/></text:p>
      <text:p text:style-name="P37"><text:span text:style-name="T357">4</text:span><text:span text:style-name="T358">.</text:span><text:span text:style-name="T359">Геймплей</text:span><text:span text:style-name="T360"/></text:p>
      <text:p text:style-name="P37"><text:span text:style-name="T361">начало - в программе помечается как<text:s/></text:span><text:span text:style-name="T362">"start"</text:span><text:span text:style-name="T363"/></text:p>
      <text:p text:style-name="P37"><text:span text:style-name="T364">if state == "start":</text:span><text:span text:style-name="T365"/></text:p>
      <text:p text:style-name="P37"><text:span text:style-name="T366"><text:s text:c="8"/>if click and timer ==<text:s/></text:span><text:span text:style-name="T367">0<text:s/></text:span><text:span text:style-name="T368">and len (pipes)==<text:s/></text:span><text:span text:style-name="T369">0</text:span><text:span text:style-name="T370">:</text:span><text:span text:style-name="T371"/></text:p>
      <text:p text:style-name="P37"><text:span text:style-name="T372"><text:s text:c="12"/>state = "play"</text:span><text:span text:style-name="T373"/></text:p>
      <text:p text:style-name="P37"><text:span text:style-name="T374"><text:s text:c="8"/>py += (HEIGHT //<text:s/></text:span><text:span text:style-name="T375">2<text:s/></text:span><text:span text:style-name="T376">- py)*</text:span><text:span text:style-name="T377">0.1</text:span><text:span text:style-name="T378"/></text:p>
      <text:p text:style-name="P37"><text:span text:style-name="T379"><text:s text:c="8"/>player.y = py</text:span><text:span text:style-name="T380"/></text:p>
      <text:p text:style-name="P37"><text:span text:style-name="T380"/></text:p>
      <text:p text:style-name="P37"><text:span text:style-name="T381">что в этом этапе:</text:span><text:span text:style-name="T382"/></text:p>
      <text:p text:style-name="P37"><text:span text:style-name="T383">сигнал к началу в виде клика мышкой<text:s/></text:span><text:span text:style-name="T384"/></text:p>
      <text:p text:style-name="P37"><text:span text:style-name="T385">таймер что не позволяет играть сразу после "смерти"</text:span><text:span text:style-name="T386"/></text:p>
      <text:p text:style-name="P37"><text:span text:style-name="T387">условие на то что мы можем начать играть только когда пропадут столбы</text:span><text:span text:style-name="T388"/></text:p>
      <text:p text:style-name="P37"><text:span text:style-name="T389">здесь начало<text:s/></text:span><text:span text:style-name="T390">2<text:s/></text:span><text:span text:style-name="T391">этапа<text:s/></text:span><text:span text:style-name="T392"/></text:p>
      <text:p text:style-name="P37"><text:span text:style-name="T393">начальное положение птички</text:span><text:span text:style-name="T394"/></text:p>
      <text:p text:style-name="P37"><text:span text:style-name="T394"/></text:p>
      <text:p text:style-name="P37"><text:span text:style-name="T395">полет - в программе помечается как "</text:span><text:span text:style-name="T396">play</text:span><text:span text:style-name="T397">"</text:span><text:span text:style-name="T398"/></text:p>
      <text:p text:style-name="P37"><text:span text:style-name="T399">elif state == "play":</text:span><text:span text:style-name="T400"/></text:p>
      <text:p text:style-name="P37"><text:span text:style-name="T401"><text:s text:c="8"/>if click :</text:span><text:span text:style-name="T402"/></text:p>
      <text:p text:style-name="P37"><text:span text:style-name="T403"><text:s text:c="12"/>ay = -</text:span><text:span text:style-name="T404">2</text:span><text:span text:style-name="T405"/></text:p>
      <text:p text:style-name="P37"><text:span text:style-name="T406"><text:s text:c="8"/>else:</text:span><text:span text:style-name="T407"/></text:p>
      <text:p text:style-name="P37"><text:span text:style-name="T408"><text:s text:c="12"/>ay =<text:s/></text:span><text:span text:style-name="T409">0</text:span><text:span text:style-name="T410"/></text:p>
      <text:p text:style-name="P37"><text:span text:style-name="T411"><text:s text:c="8"/>py+=sy</text:span><text:span text:style-name="T412"/></text:p>
      <text:p text:style-name="P37"><text:span text:style-name="T413"><text:s text:c="8"/>sy = (sy+ay+</text:span><text:span text:style-name="T414">1</text:span><text:span text:style-name="T415">)*</text:span><text:span text:style-name="T416">0.98</text:span><text:span text:style-name="T417"/></text:p>
      <text:p text:style-name="P37"><text:span text:style-name="T418"><text:s text:c="8"/>player.y = py</text:span><text:span text:style-name="T419"/></text:p>
      <text:p text:style-name="P37"><text:span text:style-name="T420"><text:s text:c="8"/></text:span><text:span text:style-name="T421"/></text:p>
      <text:p text:style-name="P37"><text:span text:style-name="T422"><text:s text:c="8"/>if len(pipes)==</text:span><text:span text:style-name="T423">0<text:s/></text:span><text:span text:style-name="T424">or pipes[len(pipes)-</text:span><text:span text:style-name="T425">1</text:span><text:span text:style-name="T426">].x&lt;WIDTH-</text:span><text:span text:style-name="T427">200</text:span><text:span text:style-name="T428">:</text:span><text:span text:style-name="T429"/></text:p>
      <text:p text:style-name="P37"><text:span text:style-name="T430"><text:s text:c="12"/>pipes.append(pygame.Rect(WIDTH,<text:s/></text:span><text:span text:style-name="T431">0</text:span><text:span text:style-name="T432">,<text:s/></text:span><text:span text:style-name="T433">50</text:span><text:span text:style-name="T434">,<text:s/></text:span><text:span text:style-name="T435">200</text:span><text:span text:style-name="T436">))</text:span><text:span text:style-name="T437"/></text:p>
      <text:p text:style-name="P37"><text:span text:style-name="T438"><text:s text:c="12"/>pipes.append(pygame.Rect(WIDTH,<text:s/></text:span><text:span text:style-name="T439">400</text:span><text:span text:style-name="T440">,<text:s/></text:span><text:span text:style-name="T441">50</text:span><text:span text:style-name="T442">,<text:s/></text:span><text:span text:style-name="T443">200</text:span><text:span text:style-name="T444">))</text:span><text:span text:style-name="T445"/></text:p>
      <text:p text:style-name="P37"><text:span text:style-name="T445"/></text:p>
      <text:p text:style-name="P37"><text:span text:style-name="T446"><text:s text:c="8"/></text:span><text:span text:style-name="T447"/></text:p>
      <text:p text:style-name="P37"><text:span text:style-name="T448"><text:s text:c="8"/>if player.top &lt;<text:s/></text:span><text:span text:style-name="T449">0<text:s/></text:span><text:span text:style-name="T450">or player.bottom &gt; HEIGHT:</text:span><text:span text:style-name="T451"/></text:p>
      <text:p text:style-name="P37"><text:span text:style-name="T452"><text:s text:c="12"/>state = "fall"</text:span><text:span text:style-name="T453"/></text:p>
      <text:p text:style-name="P37"><text:span text:style-name="T453"/></text:p>
      <text:p text:style-name="P37"><text:span text:style-name="T453"/></text:p>
      <text:p text:style-name="P37"><text:span text:style-name="T454"><text:s text:c="8"/>for pipe in pipes:</text:span><text:span text:style-name="T455"/></text:p>
      <text:p text:style-name="P37"><text:span text:style-name="T456"><text:s text:c="12"/>if player.colliderect(pipe):</text:span><text:span text:style-name="T457"/></text:p>
      <text:p text:style-name="P37"><text:span text:style-name="T458"><text:s text:c="16"/>state = "fall"</text:span><text:span text:style-name="T459"/></text:p>
      <text:p text:style-name="P37"><text:span text:style-name="T460">что в этом этапе:</text:span><text:span text:style-name="T461"/></text:p>
      <text:p text:style-name="P37"><text:span text:style-name="T462">движение птички вверх при нажатии<text:s/></text:span><text:span text:style-name="T463"/></text:p>
      <text:p text:style-name="P37"><text:span text:style-name="T464">скорость движения</text:span><text:span text:style-name="T465"/></text:p>
      <text:p text:style-name="P37"><text:span text:style-name="T466">появление столбов</text:span><text:span text:style-name="T467"/></text:p>
      <text:p text:style-name="P37"><text:span text:style-name="T468">условие что касание границ экрана ( потолок и пол ) это смерть птички<text:s/></text:span><text:span text:style-name="T469"/></text:p>
      <text:p text:style-name="P37"><text:span text:style-name="T470">условие что касание столбов это смерть птички<text:s/></text:span><text:span text:style-name="T471"/></text:p>
      <text:p text:style-name="P37"><text:span text:style-name="T471"/></text:p>
      <text:p text:style-name="P37"><text:span text:style-name="T472">конец - в программе помечается как "</text:span><text:span text:style-name="T473">fall</text:span><text:span text:style-name="T474">"</text:span><text:span text:style-name="T475"/></text:p>
      <text:p text:style-name="P37"><text:span text:style-name="T476">elif state == "fall":</text:span><text:span text:style-name="T477"/></text:p>
      <text:p text:style-name="P37"><text:span text:style-name="T478"><text:s text:c="8"/>sy, ay =<text:s/></text:span><text:span text:style-name="T479">0</text:span><text:span text:style-name="T480">,<text:s/></text:span><text:span text:style-name="T481">0</text:span><text:span text:style-name="T482"/></text:p>
      <text:p text:style-name="P37"><text:span text:style-name="T483"><text:s text:c="8"/>state = "start"</text:span><text:span text:style-name="T484"/></text:p>
      <text:p text:style-name="P37"><text:span text:style-name="T485"><text:s text:c="8"/>timer =<text:s/></text:span><text:span text:style-name="T486">10</text:span><text:span text:style-name="T487"/></text:p>
      <text:p text:style-name="P37"><text:span text:style-name="T488">что в этом этапе:</text:span><text:span text:style-name="T489"/></text:p>
      <text:p text:style-name="P37"><text:span text:style-name="T490">обнуляются скорость и ускорение<text:s/></text:span><text:span text:style-name="T491"/></text:p>
      <text:p text:style-name="P37"><text:span text:style-name="T492">востанавливается таймер<text:s/></text:span><text:span text:style-name="T493"/></text:p>
      <text:p text:style-name="P37"><text:span text:style-name="T494">переходим к этапу начало<text:s/></text:span><text:span text:style-name="T495"/></text:p>
      <text:p text:style-name="P37"><text:span text:style-name="T496"/></text:p>
      <text:p text:style-name="P37"><text:span text:style-name="T497">4</text:span><text:span text:style-name="T498">.</text:span><text:span text:style-name="T499">Работа с<text:s/></text:span><text:span text:style-name="T500">pygame</text:span><text:span text:style-name="T501"/></text:p>
      <text:p text:style-name="P37"><text:span text:style-name="T502">были использованны следующие функции<text:s/></text:span><text:span text:style-name="T503"/></text:p>
      <text:p text:style-name="P37"><text:span text:style-name="T504">pygame.display</text:span><text:span text:style-name="T505"><text:tab/></text:span><text:span text:style-name="T506">Доступ к дисплею</text:span><text:span text:style-name="T507"/></text:p>
      <text:p text:style-name="P37"><text:span text:style-name="T508">pygame.draw</text:span><text:span text:style-name="T509"><text:tab/></text:span><text:span text:style-name="T510">Рисует фигуры, линии и точки</text:span><text:span text:style-name="T511"/></text:p>
      <text:p text:style-name="P37"><text:span text:style-name="T512">pygame.event</text:span><text:span text:style-name="T513"><text:tab/></text:span><text:span text:style-name="T514">Управление внешними событиями</text:span><text:span text:style-name="T515"/></text:p>
      <text:p text:style-name="P37"><text:span text:style-name="T516">pygame.mouse</text:span><text:span text:style-name="T517"><text:tab/></text:span><text:span text:style-name="T518">Управляет мышью</text:span><text:span text:style-name="T519"/></text:p>
      <text:p text:style-name="P37"><text:span text:style-name="T520">pygame.rect</text:span><text:span text:style-name="T521"><text:tab/></text:span><text:span text:style-name="T522">Управляет прямоугольными областями</text:span><text:span text:style-name="T523"/></text:p>
      <text:p text:style-name="P37"><text:span text:style-name="T524">pygame.time</text:span><text:span text:style-name="T525"><text:tab/></text:span><text:span text:style-name="T526">модуль pygame для управления временем и частотой кадров</text:span><text:span text:style-name="T527"/></text:p>
      <text:p text:style-name="P37"><text:span text:style-name="T528">pygame.key</text:span><text:span text:style-name="T529"><text:tab/></text:span><text:span text:style-name="T530">Считывает нажатия клавиш с клавиатуры</text:span><text:span text:style-name="T531"/></text:p>
      <text:p text:style-name="P37"><text:span text:style-name="T532">pygame.event.get</text:span><text:span text:style-name="T533"><text:tab/></text:span><text:span text:style-name="T534">получает события из очереди</text:span><text:span text:style-name="T535"/></text:p>
      <text:p text:style-name="P37"><text:span text:style-name="T536">pygame.QUIT<text:s/></text:span><text:span text:style-name="T537"><text:s text:c="3"/></text:span><text:span text:style-name="T538">передает значение False в результате чего игровой цикл заканчивается.</text:span><text:span text:style-name="T539"/></text:p>
      <text:p text:style-name="P37"><text:span text:style-name="T540">еvent.type используется для ссылки на определённое событие</text:span><text:span text:style-name="T541"/></text:p>
      <text:p text:style-name="P37"><text:span text:style-name="T542">Colliderect(Rect)<text:s/></text:span><text:span text:style-name="T543">–<text:s/></text:span><text:span text:style-name="T544">проверка пересечения двух прямоугольников</text:span><text:span text:style-name="T545"/></text:p>
      <text:p text:style-name="P37"><text:span text:style-name="T546">pygame.Color(</text:span><text:span text:style-name="T547">) присвоаивание цвета<text:s/></text:span><text:span text:style-name="T548"/></text:p>
      <text:p text:style-name="P37"><text:span text:style-name="T548"/></text:p>
      <text:p text:style-name="P37"><text:span text:style-name="T549">5</text:span><text:span text:style-name="T550">.Список литературы<text:s/></text:span><text:span text:style-name="T551"/></text:p>
      <text:p text:style-name="P37"><text:a xlink:href="https://pg1.readthedocs.io/en/latest/ref/pygame.html"><text:span text:style-name="T552">https://pg</text:span><text:span text:style-name="T553">1</text:span><text:span text:style-name="T554">.readthedocs.io/en/latest/ref/pygame.html</text:span></text:a><text:span text:style-name="T555"/></text:p>
      <text:p text:style-name="P37"><text:a xlink:href="https://mrtsepa.gitbooks.io/pygame-tutorial/content/reference/pygame/events.html"><text:span text:style-name="T556">https://mrtsepa.gitbooks.io/pygame-tutorial/content/reference/pygame/events.html</text:span></text:a><text:span text:style-name="T557"/></text:p>
      <text:p text:style-name="P37"><text:a xlink:href="https://waksoft.susu.ru/2019/04/24/pygame-shpargalka-dlja-ispolzovanija/"><text:span text:style-name="T558">https://waksoft.susu.ru/</text:span><text:span text:style-name="T559">2019</text:span><text:span text:style-name="T560">/</text:span><text:span text:style-name="T561">04</text:span><text:span text:style-name="T562">/</text:span><text:span text:style-name="T563">24</text:span><text:span text:style-name="T564">/pygame-shpargalka-dlja-ispolzovanija/</text:span></text:a><text:span text:style-name="T565"/></text:p>
      <text:p text:style-name="P37"><text:a xlink:href="https://gb.ru/blog/yazyk-programmirovaniya-python/"><text:span text:style-name="T566">https://gb.ru/blog/yazyk-programmirovaniya-python/</text:span></text:a><text:span text:style-name="T567"/></text:p>
      <text:p text:style-name="P37"><text:span text:style-name="T567"/></text:p>
      <text:p text:style-name="P37"><text:span text:style-name="T567"/></text:p>
      <text:p text:style-name="P37"><text:span text:style-name="T567"/></text:p>
      <text:p text:style-name="P37"><text:span text:style-name="T567"/></text:p>
      <text:p text:style-name="P38"><text:span text:style-name="T567"/></text:p>
      <text:p text:style-name="P38"><text:span text:style-name="T567"/></text:p>
      <text:p text:style-name="P38"><text:span text:style-name="T567"/></text:p>
      <text:p text:style-name="P38"><text:span text:style-name="T567"/></text:p>
      <text:p text:style-name="P38"><text:span text:style-name="T567"/></text:p>
      <text:p text:style-name="P38"><text:span text:style-name="T567"/></text:p>
      <text:p text:style-name="P38"><text:span text:style-name="T56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